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OPERAZIONE 1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15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1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5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2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3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2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Utenti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1 accessi / mese * 15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3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ccoglie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10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3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4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Raccoglier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10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4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Playlist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110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5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800 accessi / mese * 9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5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9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6 SENZA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Canzone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3" office:value-type="string" calcext:value-type="string">
            <text:p>TOT: 800 accessi / mese * 9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PERAZIONE 6 CON ATTRIBUTO RIDONDAN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CETTO</text:p>
          </table:table-cell>
          <table:table-cell table:style-name="ce2" office:value-type="string" calcext:value-type="string">
            <text:p>COSTRUTTO</text:p>
          </table:table-cell>
          <table:table-cell table:style-name="ce2" office:value-type="string" calcext:value-type="string">
            <text:p>ACCESSI</text:p>
          </table:table-cell>
          <table:table-cell table:style-name="ce2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table:style-name="ce3" office:value-type="string" calcext:value-type="string">
            <text:p>TOT: 200 accessi / mese * 9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21:31:20.566811856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0T14:35:57.934485515</meta:creation-date>
    <dc:date>2022-02-10T21:38:52.862509188</dc:date>
    <meta:editing-duration>PT16M31S</meta:editing-duration>
    <meta:editing-cycles>4</meta:editing-cycles>
    <meta:generator>LibreOffice/7.2.3.2$Linux_X86_64 LibreOffice_project/20$Build-2</meta:generator>
    <meta:document-statistic meta:table-count="1" meta:cell-count="168" meta:object-count="0"/>
  </office:meta>
</office:document-meta>
</file>